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aa45b" officeooo:paragraph-rsid="000aa45b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0aa45b" officeooo:paragraph-rsid="000aa45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0aa45b" officeooo:paragraph-rsid="000aa45b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0aa45b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aa45b" officeooo:paragraph-rsid="000aa45b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b51ab" officeooo:paragraph-rsid="000b51ab" style:text-blinking="false" fo:background-color="transparen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c2efa" officeooo:paragraph-rsid="000c2efa" style:text-blinking="false" fo:background-color="transparen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d18cf" officeooo:paragraph-rsid="000d18cf" style:text-blinking="false" fo:background-color="transparen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0ad2" officeooo:paragraph-rsid="000e0ad2" style:text-blinking="false" fo:background-color="transparent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paragraph-rsid="000c2efa"/>
    </style:style>
    <style:style style:name="P11" style:family="paragraph" style:parent-style-name="Text_20_body">
      <style:paragraph-properties fo:text-align="start" style:justify-single-word="false"/>
      <style:text-properties style:font-name="Liberation Serif" officeooo:paragraph-rsid="000e0ad2"/>
    </style:style>
    <style:style style:name="P12" style:family="paragraph" style:parent-style-name="Text_20_body">
      <style:paragraph-properties fo:text-align="start" style:justify-single-word="false"/>
      <style:text-properties style:font-name="Liberation Serif" officeooo:paragraph-rsid="000f5707"/>
    </style:style>
    <style:style style:name="P13" style:family="paragraph" style:parent-style-name="Text_20_body">
      <style:paragraph-properties fo:text-align="start" style:justify-single-word="false"/>
      <style:text-properties style:font-name="Liberation Serif" officeooo:rsid="000c2efa" officeooo:paragraph-rsid="000c2efa"/>
    </style:style>
    <style:style style:name="P14" style:family="paragraph" style:parent-style-name="Text_20_body">
      <style:paragraph-properties fo:text-align="start" style:justify-single-word="false"/>
      <style:text-properties style:font-name="Liberation Serif" officeooo:rsid="000f5707" officeooo:paragraph-rsid="000f5707"/>
    </style:style>
    <style:style style:name="P15" style:family="paragraph" style:parent-style-name="Text_20_body">
      <style:paragraph-properties fo:text-align="start" style:justify-single-word="false"/>
      <style:text-properties style:font-name="Liberation Serif" officeooo:rsid="000fb8bb" officeooo:paragraph-rsid="000fb8bb"/>
    </style:style>
    <style:style style:name="T1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0e0ad2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0f5707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a45b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c2ef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c89fe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e0ad2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5707" style:text-blinking="false" fo:background-color="transparent" loext:char-shading-value="0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b51ab" style:font-size-asian="12pt" style:font-size-complex="12pt"/>
    </style:style>
    <style:style style:name="T12" style:family="text">
      <style:text-properties fo:font-size="12pt" officeooo:rsid="000c2efa" style:font-size-asian="12pt" style:font-size-complex="12pt"/>
    </style:style>
    <style:style style:name="T13" style:family="text">
      <style:text-properties fo:font-size="12pt" officeooo:rsid="000c89fe" style:font-size-asian="12pt" style:font-size-complex="12pt"/>
    </style:style>
    <style:style style:name="T14" style:family="text">
      <style:text-properties fo:font-size="12pt" officeooo:rsid="000d18cf" style:font-size-asian="12pt" style:font-size-complex="12pt"/>
    </style:style>
    <style:style style:name="T15" style:family="text">
      <style:text-properties officeooo:rsid="000fb8b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Rahul Kale</text:p>
      <text:p text:style-name="P1"/>
      <text:p text:style-name="P2">Solved SQL <text:span text:style-name="T15">Assignment </text:span>No. 1 </text:p>
      <text:p text:style-name="P2"/>
      <text:p text:style-name="P3"/>
      <text:p text:style-name="P3"/>
      <text:p text:style-name="P4"><text:span text:style-name="T5">1) What is a relational database management system (RDBMS)? What are the advantages of a database management system over a file system?</text:span></text:p>
      <text:p text:style-name="P3"><text:span text:style-name="T5"/></text:p>
      <text:p text:style-name="P3"><text:span text:style-name="T4">Answers : RDBMS is system which can be manage Create file, Delete file, Move file. It is combination of Rows and Column in which data stored.</text:span></text:p>
      <text:p text:style-name="P3"><text:span text:style-name="T4">In RDBMS multiple users will work at time, Also there is no chances of file corrupt.</text:span></text:p>
      <text:p text:style-name="P3"><text:span text:style-name="T4"/></text:p>
      <text:p text:style-name="P5"><text:bookmark text:name="docs-internal-guid-d8252185-7fff-4b14-64dc-3e9dc91e9e19"/><text:span text:style-name="T11">2) </text:span><text:span text:style-name="T10">In a database management system, explain the ACID properties.</text:span></text:p>
      <text:p text:style-name="P6"><text:span text:style-name="T10">Answers : </text:span></text:p>
      <text:p text:style-name="P6"><text:span text:style-name="T10"><text:tab/>1</text:span><text:span text:style-name="T12">) </text:span><text:span text:style-name="T10">Atomicity : If transactions fails process starts from starts. Either executed fully else failed.</text:span></text:p>
      <text:p text:style-name="P6"><text:span text:style-name="T10"><text:tab/>2) Consistency : Before the transaction and after the transaction amount should be same.</text:span></text:p>
      <text:p text:style-name="P6"><text:span text:style-name="T10"><text:tab/>3) Isolation : Transactions executed parallely without affecting on each other.</text:span></text:p>
      <text:p text:style-name="P6"><text:span text:style-name="T10"><text:tab/>4) Durability : Whatever changes done in the databse that all are save </text:span><text:span text:style-name="T12">in the database though s<text:tab/>ystem is crash.</text:span></text:p>
      <text:p text:style-name="P7"><text:bookmark text:name="docs-internal-guid-b2617a78-7fff-3f2e-4189-556a438e7f2f"/><text:span text:style-name="T10">3) Explain the concept of normalization.</text:span></text:p>
      <text:p text:style-name="P7"><text:span text:style-name="T10">Answers : </text:span></text:p>
      <text:p text:style-name="P10"><text:span text:style-name="T6"><text:tab/>1) It is the process of efficiently organising data in the database. Eliminating redundancy in the <text:tab/>data and Make sure it contains only storable data.</text:span></text:p>
      <text:p text:style-name="P10"><text:span text:style-name="T6">4) </text:span><text:bookmark text:name="docs-internal-guid-7a177803-7fff-5965-9217-308fbaea11a1"/><text:span text:style-name="T4">Explain the many types of query languages used in relational databases. DQL, DML, DCL, and <text:tab/>DDL are some examples.</text:span></text:p>
      <text:p text:style-name="P13"><text:span text:style-name="T4">Answers : </text:span></text:p>
      <text:p text:style-name="P13"><text:span text:style-name="T4"><text:tab/>1) DQL : Data Query Language</text:span></text:p>
      <text:p text:style-name="P13"><text:span text:style-name="T4"><text:tab/>SELECT</text:span></text:p>
      <text:p text:style-name="P13"><text:span text:style-name="T4"><text:tab/>2) DML : Data Manipulation Language </text:span></text:p>
      <text:p text:style-name="P13"><text:span text:style-name="T4"><text:tab/>INSERT, UPDATE, DELETE</text:span></text:p>
      <text:p text:style-name="P13"><text:span text:style-name="T4"><text:tab/>3) DCL : Data Control Language</text:span></text:p>
      <text:p text:style-name="P13"><text:span text:style-name="T4"><text:tab/></text:span><text:span text:style-name="T7">GRANT , REVOKE</text:span></text:p>
      <text:p text:style-name="P13"><text:span text:style-name="T4"><text:tab/></text:span><text:span text:style-name="T7">4) DDL : Data Definition Language</text:span></text:p>
      <text:p text:style-name="P13"><text:span text:style-name="T7"><text:tab/>CREATE, ALTER, TRUNCATE, RENAME, DROP</text:span></text:p>
      <text:p text:style-name="P13"><text:span text:style-name="T7"/></text:p>
      <text:p text:style-name="P13"><text:soft-page-break/><text:span text:style-name="T7"/></text:p>
      <text:p text:style-name="P7"><text:bookmark text:name="docs-internal-guid-d5bc01cf-7fff-3826-08f6-d1625ce81c02"/><text:span text:style-name="T14">5) </text:span><text:span text:style-name="T13">What is the difference between the main key and a composite key? Give instances of how primary key and composite are used.</text:span></text:p>
      <text:p text:style-name="P8"><text:span text:style-name="T13">A</text:span><text:span text:style-name="T10">nswers : </text:span></text:p>
      <text:p text:style-name="P9"><text:span text:style-name="T10"><text:tab/>Main Key : Primary key we can also called as Main key. It is a combination of Not Null and <text:tab/>Unique. It contains only single column.</text:span></text:p>
      <text:p text:style-name="P9"><text:span text:style-name="T10"><text:tab/>In composite key there are multiple columns combining to form a composite key.</text:span></text:p>
      <text:p text:style-name="P11"><text:span text:style-name="T8"><text:tab/>Whenever DB contains </text:span><text:span text:style-name="T9">multiple</text:span><text:span text:style-name="T8"> </text:span><text:span text:style-name="T9">tables</text:span><text:span text:style-name="T8"> and </text:span><text:span text:style-name="T9">those having same primary key that time we can use <text:tab/>composite key by combining different columns.</text:span></text:p>
      <text:p text:style-name="P12"><text:span text:style-name="T9">6) </text:span><text:bookmark text:name="docs-internal-guid-6f438972-7fff-27ad-3931-201ab7eddfe6"/><text:span text:style-name="T4">Create a table with a primary key, a column default value, and a column unique constraint in SQL.</text:span></text:p>
      <text:p text:style-name="P14"><text:span text:style-name="T4">Answers : CREATE TABLE Employee (</text:span></text:p>
      <text:p text:style-name="P14"><text:span text:style-name="T4">ID int(5),</text:span></text:p>
      <text:p text:style-name="P14"><text:span text:style-name="T4">FirstName varchar(25) NOT NULL,</text:span></text:p>
      <text:p text:style-name="P14"><text:span text:style-name="T4">LastName varchar(25) NOT NULL,</text:span></text:p>
      <text:p text:style-name="P15"><text:span text:style-name="T4">DeptId int(5) UNIQUE,</text:span></text:p>
      <text:p text:style-name="P15"><text:span text:style-name="T4">Primary Key (ID));</text:span></text:p>
      <text:p text:style-name="P14"><text:span text:style-name="T4"/></text:p>
      <text:p text:style-name="P14"><text:span text:style-name="T4"/></text:p>
      <text:p text:style-name="P9"><text:span text:style-name="T10"/></text:p>
      <text:p text:style-name="P13"><text:span text:style-name="T7"/></text:p>
      <text:p text:style-name="P7"><text:span text:style-name="T12"/></text:p>
      <text:p text:style-name="P6"><text:span text:style-name="T12"/></text:p>
      <text:p text:style-name="P6"><text:span text:style-name="T12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3"><text:span text:style-name="T5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5:29:15.342951937</meta:creation-date>
    <dc:date>2022-06-29T16:55:09.972548417</dc:date>
    <meta:editing-duration>PT9M12S</meta:editing-duration>
    <meta:editing-cycles>1</meta:editing-cycles>
    <meta:document-statistic meta:table-count="0" meta:image-count="0" meta:object-count="0" meta:page-count="2" meta:paragraph-count="36" meta:word-count="364" meta:character-count="2130" meta:non-whitespace-character-count="1776"/>
    <meta:generator>LibreOffice/6.4.7.2$Linux_X86_64 LibreOffice_project/40$Build-2</meta:generator>
  </office:meta>
</office:document-meta>
</file>